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0000"/>
    </style:style>
    <style:style style:name="P2" style:family="paragraph" style:parent-style-name="Standard">
      <style:paragraph-properties style:line-height-at-least="0.503cm"/>
      <style:text-properties fo:color="#ffffff" fo:background-color="#000000"/>
    </style:style>
    <style:style style:name="P3" style:family="paragraph" style:parent-style-name="Standard">
      <style:paragraph-properties style:line-height-at-least="0.503cm"/>
      <style:text-properties fo:color="#7ca668" style:font-name="Consolas" fo:font-size="10.5pt" fo:font-weight="normal" fo:background-color="#000000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d4d4d4"/>
    </style:style>
    <style:style style:name="T4" style:family="text">
      <style:text-properties fo:color="#d4d4d4" style:font-name="Consolas" fo:font-size="10.5pt" fo:font-weight="normal"/>
    </style:style>
    <style:style style:name="T5" style:family="text">
      <style:text-properties fo:color="#b5cea8"/>
    </style:style>
    <style:style style:name="T6" style:family="text">
      <style:text-properties fo:color="#b5cea8"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fo:color="#d7ba7d"/>
    </style:style>
    <style:style style:name="T10" style:family="text">
      <style:text-properties fo:color="#dcdcaa" style:font-name="Consolas" fo:font-size="10.5pt" fo:font-weight="normal"/>
    </style:style>
    <style:style style:name="T11" style:family="text">
      <style:text-properties fo:color="#7ca668"/>
    </style:style>
    <style:style style:name="T12" style:family="text">
      <style:text-properties fo:color="#7ca66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RESET */</text:p>
      <text:p text:style-name="P1"><text:span text:style-name="T1">*</text:span> {</text:p>
      <text:p text:style-name="P2">    <text:span text:style-name="T4">margin</text:span><text:span text:style-name="T2">: </text:span><text:span text:style-name="T6">0</text:span><text:span text:style-name="T2">;</text:span></text:p>
      <text:p text:style-name="P2">    <text:span text:style-name="T4">padding</text:span><text:span text:style-name="T2">: </text:span><text:span text:style-name="T6">0</text:span><text:span text:style-name="T2">;</text:span></text:p>
      <text:p text:style-name="P2">    <text:span text:style-name="T4">box-sizing</text:span><text:span text:style-name="T2">: </text:span><text:span text:style-name="T8">border-box</text:span><text:span text:style-name="T2">;</text:span></text:p>
      <text:p text:style-name="P1">}</text:p>
      <text:p text:style-name="P4"/>
      <text:p text:style-name="P3">/* BODY */</text:p>
      <text:p text:style-name="P1"><text:span text:style-name="T9">body</text:span> {</text:p>
      <text:p text:style-name="P2">    <text:span text:style-name="T4">font-family</text:span><text:span text:style-name="T2">: </text:span><text:span text:style-name="T8">Arial</text:span><text:span text:style-name="T2">, </text:span><text:span text:style-name="T8">sans-serif</text:span><text:span text:style-name="T2">;</text:span></text:p>
      <text:p text:style-name="P2">    <text:span text:style-name="T4">background</text:span><text:span text:style-name="T2">: </text:span><text:span text:style-name="T8">white</text:span><text:span text:style-name="T2">;</text:span></text:p>
      <text:p text:style-name="P2">    <text:span text:style-name="T4">color</text:span><text:span text:style-name="T2">: </text:span><text:span text:style-name="T8">black</text:span><text:span text:style-name="T2">;</text:span></text:p>
      <text:p text:style-name="P1">}</text:p>
      <text:p text:style-name="P4"/>
      <text:p text:style-name="P3">/* ===================== HEADER ===================== */</text:p>
      <text:p text:style-name="P4"/>
      <text:p text:style-name="P1"><text:span text:style-name="T9">header</text:span> {</text:p>
      <text:p text:style-name="P2">    <text:span text:style-name="T4">background-color</text:span><text:span text:style-name="T2">: </text:span><text:span text:style-name="T8">#0E0E0E</text:span><text:span text:style-name="T2">;</text:span></text:p>
      <text:p text:style-name="P2">    <text:span text:style-name="T4">padding</text:span><text:span text:style-name="T2">: </text:span><text:span text:style-name="T6">15px</text:span><text:span text:style-name="T2"> </text:span><text:span text:style-name="T6">0</text:span><text:span text:style-name="T2">;</text:span></text:p>
      <text:p text:style-name="P1">}</text:p>
      <text:p text:style-name="P4"/>
      <text:p text:style-name="P1"><text:span text:style-name="T9">nav</text:span> <text:span text:style-name="T9">ul</text:span> {</text:p>
      <text:p text:style-name="P2">    <text:span text:style-name="T4">list-style</text:span><text:span text:style-name="T2">: </text:span><text:span text:style-name="T8">none</text:span><text:span text:style-name="T2">;</text:span></text:p>
      <text:p text:style-name="P2">    <text:span text:style-name="T4">display</text:span><text:span text:style-name="T2">: </text:span><text:span text:style-name="T8">flex</text:span><text:span text:style-name="T2">;</text:span></text:p>
      <text:p text:style-name="P2">    <text:span text:style-name="T4">justify-content</text:span><text:span text:style-name="T2">: </text:span><text:span text:style-name="T8">center</text:span><text:span text:style-name="T2">;</text:span></text:p>
      <text:p text:style-name="P2">    <text:span text:style-name="T4">gap</text:span><text:span text:style-name="T2">: </text:span><text:span text:style-name="T6">30px</text:span><text:span text:style-name="T2">;</text:span></text:p>
      <text:p text:style-name="P1">}</text:p>
      <text:p text:style-name="P4"/>
      <text:p text:style-name="P1"><text:span text:style-name="T9">nav</text:span> <text:span text:style-name="T9">ul</text:span> <text:span text:style-name="T9">li</text:span> <text:span text:style-name="T9">a</text:span> {</text:p>
      <text:p text:style-name="P2">    <text:span text:style-name="T4">text-decoration</text:span><text:span text:style-name="T2">: </text:span><text:span text:style-name="T8">none</text:span><text:span text:style-name="T2">;</text:span></text:p>
      <text:p text:style-name="P2">    <text:span text:style-name="T4">color</text:span><text:span text:style-name="T2">: </text:span><text:span text:style-name="T8">#F5F5F0</text:span><text:span text:style-name="T2">;</text:span></text:p>
      <text:p text:style-name="P2">    <text:span text:style-name="T4">font-weight</text:span><text:span text:style-name="T2">: </text:span><text:span text:style-name="T8">bold</text:span><text:span text:style-name="T2">;</text:span></text:p>
      <text:p text:style-name="P2">    <text:span text:style-name="T4">font-size</text:span><text:span text:style-name="T2">: </text:span><text:span text:style-name="T6">18px</text:span><text:span text:style-name="T2">;</text:span></text:p>
      <text:p text:style-name="P2">    <text:span text:style-name="T4">transition</text:span><text:span text:style-name="T2">: </text:span><text:span text:style-name="T6">0.3s</text:span><text:span text:style-name="T2">;</text:span></text:p>
      <text:p text:style-name="P1">}</text:p>
      <text:p text:style-name="P4"/>
      <text:p text:style-name="P1"><text:span text:style-name="T9">nav</text:span> <text:span text:style-name="T9">ul</text:span> <text:span text:style-name="T9">li</text:span> <text:span text:style-name="T9">a:hover</text:span> {</text:p>
      <text:p text:style-name="P2">    <text:span text:style-name="T4">color</text:span><text:span text:style-name="T2">: </text:span><text:span text:style-name="T8">#B30000</text:span><text:span text:style-name="T2">;</text:span></text:p>
      <text:p text:style-name="P1">}</text:p>
      <text:p text:style-name="P4"/>
      <text:p text:style-name="P3">/* ==================== LAYOUT STYLE ONE PIECE ==================== */</text:p>
      <text:p text:style-name="P4"/>
      <text:p text:style-name="P1"><text:span text:style-name="T9">.layout</text:span> {</text:p>
      <text:p text:style-name="P2">    <text:span text:style-name="T4">display</text:span><text:span text:style-name="T2">: </text:span><text:span text:style-name="T8">flex</text:span><text:span text:style-name="T2">;</text:span></text:p>
      <text:p text:style-name="P2">    <text:span text:style-name="T4">height</text:span><text:span text:style-name="T2">: </text:span><text:span text:style-name="T10">calc</text:span><text:span text:style-name="T2">(</text:span><text:span text:style-name="T6">100vh</text:span><text:span text:style-name="T2"> </text:span><text:span text:style-name="T4">-</text:span><text:span text:style-name="T2"> </text:span><text:span text:style-name="T6">70px</text:span><text:span text:style-name="T2">);</text:span></text:p>
      <text:p text:style-name="P1">}</text:p>
      <text:p text:style-name="P4"/>
      <text:p text:style-name="P3">/* COLONNE GAUCHE */</text:p>
      <text:p text:style-name="P1"><text:span text:style-name="T9">.character-side</text:span> {</text:p>
      <text:p text:style-name="P2">    <text:span text:style-name="T4">width</text:span><text:span text:style-name="T2">: </text:span><text:span text:style-name="T6">35%</text:span><text:span text:style-name="T2">;</text:span></text:p>
      <text:p text:style-name="P2">    <text:span text:style-name="T4">background</text:span><text:span text:style-name="T2">: </text:span><text:span text:style-name="T8">black</text:span><text:span text:style-name="T2">;</text:span></text:p>
      <text:p text:style-name="P2"><text:soft-page-break/>    <text:span text:style-name="T4">display</text:span><text:span text:style-name="T2">: </text:span><text:span text:style-name="T8">flex</text:span><text:span text:style-name="T2">;</text:span></text:p>
      <text:p text:style-name="P2">    <text:span text:style-name="T4">justify-content</text:span><text:span text:style-name="T2">: </text:span><text:span text:style-name="T8">center</text:span><text:span text:style-name="T2">;</text:span></text:p>
      <text:p text:style-name="P2">    <text:span text:style-name="T4">align-items</text:span><text:span text:style-name="T2">: </text:span><text:span text:style-name="T8">center</text:span><text:span text:style-name="T2">;</text:span></text:p>
      <text:p text:style-name="P1">}</text:p>
      <text:p text:style-name="P4"/>
      <text:p text:style-name="P1"><text:span text:style-name="T9">.character-side</text:span> <text:span text:style-name="T9">img</text:span> {</text:p>
      <text:p text:style-name="P2">    <text:span text:style-name="T4">width</text:span><text:span text:style-name="T2">: </text:span><text:span text:style-name="T6">80%</text:span><text:span text:style-name="T2">;</text:span></text:p>
      <text:p text:style-name="P2">    <text:span text:style-name="T4">height</text:span><text:span text:style-name="T2">: </text:span><text:span text:style-name="T8">auto</text:span><text:span text:style-name="T2">;</text:span></text:p>
      <text:p text:style-name="P2">    <text:span text:style-name="T4">object-fit</text:span><text:span text:style-name="T2">: </text:span><text:span text:style-name="T8">contain</text:span><text:span text:style-name="T2">;</text:span></text:p>
      <text:p text:style-name="P1">}</text:p>
      <text:p text:style-name="P4"/>
      <text:p text:style-name="P3">/* COLONNE DROITE */</text:p>
      <text:p text:style-name="P1"><text:span text:style-name="T9">.content-side</text:span> {</text:p>
      <text:p text:style-name="P2">    <text:span text:style-name="T4">width</text:span><text:span text:style-name="T2">: </text:span><text:span text:style-name="T6">55%</text:span><text:span text:style-name="T2">;</text:span></text:p>
      <text:p text:style-name="P2">    <text:span text:style-name="T4">background</text:span><text:span text:style-name="T2">: </text:span><text:span text:style-name="T8">white</text:span><text:span text:style-name="T2">;</text:span></text:p>
      <text:p text:style-name="P2">    <text:span text:style-name="T4">padding</text:span><text:span text:style-name="T2">: </text:span><text:span text:style-name="T6">80px</text:span><text:span text:style-name="T2"> </text:span><text:span text:style-name="T6">40px</text:span><text:span text:style-name="T2">;</text:span></text:p>
      <text:p text:style-name="P2">    <text:span text:style-name="T4">text-align</text:span><text:span text:style-name="T2">: </text:span><text:span text:style-name="T8">center</text:span><text:span text:style-name="T2">;</text:span></text:p>
      <text:p text:style-name="P1">}</text:p>
      <text:p text:style-name="P4"/>
      <text:p text:style-name="P3">/* TITRE PRINCIPAL – VERSION ROUGE DEATH NOTE */</text:p>
      <text:p text:style-name="P1"><text:span text:style-name="T9">.big-title</text:span> {</text:p>
      <text:p text:style-name="P2">    <text:span text:style-name="T4">font-size</text:span><text:span text:style-name="T2">: </text:span><text:span text:style-name="T6">80px</text:span><text:span text:style-name="T2">;</text:span></text:p>
      <text:p text:style-name="P2">    <text:span text:style-name="T4">font-weight</text:span><text:span text:style-name="T2">: </text:span><text:span text:style-name="T6">900</text:span><text:span text:style-name="T2">;</text:span></text:p>
      <text:p text:style-name="P2">    <text:span text:style-name="T4">color</text:span><text:span text:style-name="T2">: </text:span><text:span text:style-name="T8">#B30000</text:span><text:span text:style-name="T2">;       </text:span><text:span text:style-name="T12">/* ? Rouge sombre Death Note */</text:span></text:p>
      <text:p text:style-name="P2">    <text:span text:style-name="T4">letter-spacing</text:span><text:span text:style-name="T2">: </text:span><text:span text:style-name="T6">3px</text:span><text:span text:style-name="T2">;</text:span></text:p>
      <text:p text:style-name="P2">    <text:span text:style-name="T4">margin-bottom</text:span><text:span text:style-name="T2">: </text:span><text:span text:style-name="T6">40px</text:span><text:span text:style-name="T2">;</text:span></text:p>
      <text:p text:style-name="P2">    <text:span text:style-name="T4">text-shadow</text:span><text:span text:style-name="T2">: </text:span><text:span text:style-name="T6">0</text:span><text:span text:style-name="T2"> </text:span><text:span text:style-name="T6">0</text:span><text:span text:style-name="T2"> </text:span><text:span text:style-name="T6">10px</text:span><text:span text:style-name="T2"> </text:span><text:span text:style-name="T8">#600</text:span><text:span text:style-name="T2">; </text:span><text:span text:style-name="T12">/* Effet dramatique */</text:span></text:p>
      <text:p text:style-name="P1">}</text:p>
      <text:p text:style-name="P4"/>
      <text:p text:style-name="P3">/* BOUTONS */</text:p>
      <text:p text:style-name="P1"><text:span text:style-name="T9">.nav-buttons</text:span> {</text:p>
      <text:p text:style-name="P2">    <text:span text:style-name="T4">display</text:span><text:span text:style-name="T2">: </text:span><text:span text:style-name="T8">flex</text:span><text:span text:style-name="T2">;</text:span></text:p>
      <text:p text:style-name="P2">    <text:span text:style-name="T4">justify-content</text:span><text:span text:style-name="T2">: </text:span><text:span text:style-name="T8">center</text:span><text:span text:style-name="T2">;</text:span></text:p>
      <text:p text:style-name="P2">    <text:span text:style-name="T4">gap</text:span><text:span text:style-name="T2">: </text:span><text:span text:style-name="T6">25px</text:span><text:span text:style-name="T2">;</text:span></text:p>
      <text:p text:style-name="P2">    <text:span text:style-name="T4">margin-bottom</text:span><text:span text:style-name="T2">: </text:span><text:span text:style-name="T6">40px</text:span><text:span text:style-name="T2">;</text:span></text:p>
      <text:p text:style-name="P1">}</text:p>
      <text:p text:style-name="P4"/>
      <text:p text:style-name="P1"><text:span text:style-name="T9">.nav-buttons</text:span> <text:span text:style-name="T9">a</text:span> {</text:p>
      <text:p text:style-name="P2">    <text:span text:style-name="T4">padding</text:span><text:span text:style-name="T2">: </text:span><text:span text:style-name="T6">12px</text:span><text:span text:style-name="T2"> </text:span><text:span text:style-name="T6">30px</text:span><text:span text:style-name="T2">;</text:span></text:p>
      <text:p text:style-name="P2">    <text:span text:style-name="T4">border</text:span><text:span text:style-name="T2">: </text:span><text:span text:style-name="T6">2px</text:span><text:span text:style-name="T2"> </text:span><text:span text:style-name="T8">solid</text:span><text:span text:style-name="T2"> </text:span><text:span text:style-name="T8">#ccc</text:span><text:span text:style-name="T2">;</text:span></text:p>
      <text:p text:style-name="P2">    <text:span text:style-name="T4">border-radius</text:span><text:span text:style-name="T2">: </text:span><text:span text:style-name="T6">40px</text:span><text:span text:style-name="T2">;</text:span></text:p>
      <text:p text:style-name="P2">    <text:span text:style-name="T4">text-decoration</text:span><text:span text:style-name="T2">: </text:span><text:span text:style-name="T8">none</text:span><text:span text:style-name="T2">;</text:span></text:p>
      <text:p text:style-name="P2">    <text:span text:style-name="T4">font-size</text:span><text:span text:style-name="T2">: </text:span><text:span text:style-name="T6">18px</text:span><text:span text:style-name="T2">;</text:span></text:p>
      <text:p text:style-name="P2">    <text:span text:style-name="T4">color</text:span><text:span text:style-name="T2">: </text:span><text:span text:style-name="T8">black</text:span><text:span text:style-name="T2">;</text:span></text:p>
      <text:p text:style-name="P2">    <text:span text:style-name="T4">transition</text:span><text:span text:style-name="T2">: </text:span><text:span text:style-name="T6">0.3s</text:span><text:span text:style-name="T2">;</text:span></text:p>
      <text:p text:style-name="P1">}</text:p>
      <text:p text:style-name="P4"/>
      <text:p text:style-name="P1"><text:span text:style-name="T9">.nav-buttons</text:span> <text:span text:style-name="T9">a:hover</text:span> {</text:p>
      <text:p text:style-name="P2">    <text:span text:style-name="T4">background</text:span><text:span text:style-name="T2">: </text:span><text:span text:style-name="T8">black</text:span><text:span text:style-name="T2">;</text:span></text:p>
      <text:p text:style-name="P2">    <text:span text:style-name="T4">color</text:span><text:span text:style-name="T2">: </text:span><text:span text:style-name="T8">white</text:span><text:span text:style-name="T2">;</text:span></text:p>
      <text:p text:style-name="P1">}</text:p>
      <text:p text:style-name="P4"><text:soft-page-break/></text:p>
      <text:p text:style-name="P3">/* LOGO */</text:p>
      <text:p text:style-name="P1"><text:span text:style-name="T9">.main-logo</text:span> {</text:p>
      <text:p text:style-name="P2">    <text:span text:style-name="T4">width</text:span><text:span text:style-name="T2">: </text:span><text:span text:style-name="T6">350px</text:span><text:span text:style-name="T2">;</text:span></text:p>
      <text:p text:style-name="P2">    <text:span text:style-name="T4">margin</text:span><text:span text:style-name="T2">: </text:span><text:span text:style-name="T6">20px</text:span><text:span text:style-name="T2"> </text:span><text:span text:style-name="T6">0</text:span><text:span text:style-name="T2">;</text:span></text:p>
      <text:p text:style-name="P1">}</text:p>
      <text:p text:style-name="P4"/>
      <text:p text:style-name="P3">/* INTRO */</text:p>
      <text:p text:style-name="P1"><text:span text:style-name="T9">.intro</text:span> {</text:p>
      <text:p text:style-name="P2">    <text:span text:style-name="T4">font-size</text:span><text:span text:style-name="T2">: </text:span><text:span text:style-name="T6">20px</text:span><text:span text:style-name="T2">;</text:span></text:p>
      <text:p text:style-name="P2">    <text:span text:style-name="T4">width</text:span><text:span text:style-name="T2">: </text:span><text:span text:style-name="T6">80%</text:span><text:span text:style-name="T2">;</text:span></text:p>
      <text:p text:style-name="P2">    <text:span text:style-name="T4">margin</text:span><text:span text:style-name="T2">: </text:span><text:span text:style-name="T8">auto</text:span><text:span text:style-name="T2">;</text:span></text:p>
      <text:p text:style-name="P2">    <text:span text:style-name="T4">line-height</text:span><text:span text:style-name="T2">: </text:span><text:span text:style-name="T6">1.6</text:span><text:span text:style-name="T2">;</text:span></text:p>
      <text:p text:style-name="P2">    <text:span text:style-name="T4">margin-top</text:span><text:span text:style-name="T2">: </text:span><text:span text:style-name="T6">20px</text:span><text:span text:style-name="T2">;</text:span></text:p>
      <text:p text:style-name="P2">    <text:span text:style-name="T4">color</text:span><text:span text:style-name="T2">: </text:span><text:span text:style-name="T8">#333</text:span><text:span text:style-name="T2">;</text:span></text:p>
      <text:p text:style-name="P1">}</text:p>
      <text:p text:style-name="P4"/>
      <text:p text:style-name="P3">/* ===============================</text:p>
      <text:p text:style-name="P3">Styles généraux</text:p>
      <text:p text:style-name="P3">=============================== */</text:p>
      <text:p text:style-name="P1"><text:span text:style-name="T9">body</text:span> {</text:p>
      <text:p text:style-name="P1"><text:span text:style-name="T3">font-family</text:span>: <text:span text:style-name="T7">'Arial'</text:span>, <text:span text:style-name="T7">sans-serif</text:span>;</text:p>
      <text:p text:style-name="P1"><text:span text:style-name="T3">margin</text:span>: <text:span text:style-name="T5">0</text:span>;</text:p>
      <text:p text:style-name="P1"><text:span text:style-name="T3">padding</text:span>: <text:span text:style-name="T5">0</text:span>;</text:p>
      <text:p text:style-name="P1"><text:span text:style-name="T3">background-color</text:span>: <text:span text:style-name="T7">#f5f5f5</text:span>;</text:p>
      <text:p text:style-name="P1"><text:span text:style-name="T3">color</text:span>: <text:span text:style-name="T7">#333</text:span>;</text:p>
      <text:p text:style-name="P1"><text:span text:style-name="T3">line-height</text:span>: <text:span text:style-name="T5">1.6</text:span>;</text:p>
      <text:p text:style-name="P1">}</text:p>
      <text:p text:style-name="P4"/>
      <text:p text:style-name="P1"><text:span text:style-name="T9">h1</text:span>, <text:span text:style-name="T9">h2</text:span>, <text:span text:style-name="T9">h3</text:span> {</text:p>
      <text:p text:style-name="P1"><text:span text:style-name="T3">margin</text:span>: <text:span text:style-name="T5">0</text:span> <text:span text:style-name="T5">0</text:span> <text:span text:style-name="T5">15px</text:span> <text:span text:style-name="T5">0</text:span>;</text:p>
      <text:p text:style-name="P1">}</text:p>
      <text:p text:style-name="P4"/>
      <text:p text:style-name="P3">/* ===============================</text:p>
      <text:p text:style-name="P3">Header</text:p>
      <text:p text:style-name="P3">=============================== */</text:p>
      <text:p text:style-name="P1"><text:span text:style-name="T9">header</text:span> {</text:p>
      <text:p text:style-name="P1"><text:span text:style-name="T3">background-color</text:span>: <text:span text:style-name="T7">#900000</text:span>; <text:span text:style-name="T11">/* rouge sombre Death Note */</text:span></text:p>
      <text:p text:style-name="P1"><text:span text:style-name="T3">color</text:span>: <text:span text:style-name="T7">white</text:span>;</text:p>
      <text:p text:style-name="P1"><text:span text:style-name="T3">padding</text:span>: <text:span text:style-name="T5">20px</text:span>;</text:p>
      <text:p text:style-name="P1"><text:span text:style-name="T3">text-align</text:span>: <text:span text:style-name="T7">center</text:span>;</text:p>
      <text:p text:style-name="P1">}</text:p>
      <text:p text:style-name="P4"/>
      <text:p text:style-name="P1"><text:span text:style-name="T9">header</text:span> <text:span text:style-name="T9">h1</text:span> {</text:p>
      <text:p text:style-name="P1"><text:span text:style-name="T3">font-size</text:span>: <text:span text:style-name="T5">2rem</text:span>;</text:p>
      <text:p text:style-name="P1"><text:span text:style-name="T3">margin-bottom</text:span>: <text:span text:style-name="T5">10px</text:span>;</text:p>
      <text:p text:style-name="P1">}</text:p>
      <text:p text:style-name="P4"/>
      <text:p text:style-name="P1"><text:span text:style-name="T9">header</text:span> <text:span text:style-name="T9">nav</text:span> <text:span text:style-name="T9">ul</text:span> {</text:p>
      <text:p text:style-name="P1"><text:span text:style-name="T3">list-style</text:span>: <text:span text:style-name="T7">none</text:span>;</text:p>
      <text:p text:style-name="P1"><text:span text:style-name="T3">padding</text:span>: <text:span text:style-name="T5">0</text:span>;</text:p>
      <text:p text:style-name="P1"><text:soft-page-break/><text:span text:style-name="T3">display</text:span>: <text:span text:style-name="T7">flex</text:span>;</text:p>
      <text:p text:style-name="P1"><text:span text:style-name="T3">justify-content</text:span>: <text:span text:style-name="T7">center</text:span>;</text:p>
      <text:p text:style-name="P1"><text:span text:style-name="T3">gap</text:span>: <text:span text:style-name="T5">20px</text:span>;</text:p>
      <text:p text:style-name="P1">}</text:p>
      <text:p text:style-name="P4"/>
      <text:p text:style-name="P1"><text:span text:style-name="T9">header</text:span> <text:span text:style-name="T9">nav</text:span> <text:span text:style-name="T9">ul</text:span> <text:span text:style-name="T9">li</text:span> <text:span text:style-name="T9">a</text:span> {</text:p>
      <text:p text:style-name="P1"><text:span text:style-name="T3">color</text:span>: <text:span text:style-name="T7">white</text:span>;</text:p>
      <text:p text:style-name="P1"><text:span text:style-name="T3">text-decoration</text:span>: <text:span text:style-name="T7">none</text:span>;</text:p>
      <text:p text:style-name="P1"><text:span text:style-name="T3">font-weight</text:span>: <text:span text:style-name="T7">bold</text:span>;</text:p>
      <text:p text:style-name="P1"><text:span text:style-name="T3">transition</text:span>: <text:span text:style-name="T7">color</text:span> <text:span text:style-name="T5">0.3s</text:span>;</text:p>
      <text:p text:style-name="P1">}</text:p>
      <text:p text:style-name="P4"/>
      <text:p text:style-name="P1"><text:span text:style-name="T9">header</text:span> <text:span text:style-name="T9">nav</text:span> <text:span text:style-name="T9">ul</text:span> <text:span text:style-name="T9">li</text:span> <text:span text:style-name="T9">a:hover</text:span>,</text:p>
      <text:p text:style-name="P1"><text:span text:style-name="T9">header</text:span> <text:span text:style-name="T9">nav</text:span> <text:span text:style-name="T9">ul</text:span> <text:span text:style-name="T9">li</text:span> <text:span text:style-name="T9">a.active</text:span> {</text:p>
      <text:p text:style-name="P1"><text:span text:style-name="T3">color</text:span>: <text:span text:style-name="T7">#ffcc00</text:span>; <text:span text:style-name="T11">/* couleur accent */</text:span>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21T15:04:41.35</meta:creation-date>
    <meta:document-statistic meta:table-count="0" meta:image-count="0" meta:object-count="0" meta:page-count="4" meta:paragraph-count="145" meta:word-count="355" meta:character-count="2540"/>
    <dc:date>2025-11-21T15:05:29.52</dc:date>
    <meta:editing-duration>PT49S</meta:editing-duration>
    <meta:editing-cycles>1</meta:editing-cycles>
    <meta:generator>OpenOffice/4.1.11$Win32 OpenOffice.org_project/4111m1$Build-9808</meta:generator>
  </office:meta>
</office:document-meta>
</file>